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ce5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rreglos</text:p>
          </table:table-cell>
          <table:table-cell office:value-type="string" calcext:value-type="string">
            <text:p>Tiempo [ns]</text:p>
          </table:table-cell>
          <table:table-cell office:value-type="string" calcext:value-type="string">
            <text:p>Tiempo [ms]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5, b5</text:p>
          </table:table-cell>
          <table:table-cell office:value-type="float" office:value="130577" calcext:value-type="float">
            <text:p>130577</text:p>
          </table:table-cell>
          <table:table-cell table:style-name="ce6" office:value-type="float" office:value="0.130577" calcext:value-type="float">
            <text:p>0.1305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10, b10</text:p>
          </table:table-cell>
          <table:table-cell office:value-type="float" office:value="166152" calcext:value-type="float">
            <text:p>166152</text:p>
          </table:table-cell>
          <table:table-cell table:style-name="ce6" office:value-type="float" office:value="0.166152" calcext:value-type="float">
            <text:p>0.16615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15, b15</text:p>
          </table:table-cell>
          <table:table-cell office:value-type="float" office:value="116416" calcext:value-type="float">
            <text:p>116416</text:p>
          </table:table-cell>
          <table:table-cell table:style-name="ce6" office:value-type="float" office:value="0.116416" calcext:value-type="float">
            <text:p>0.1164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20, b20</text:p>
          </table:table-cell>
          <table:table-cell office:value-type="float" office:value="114532" calcext:value-type="float">
            <text:p>114532</text:p>
          </table:table-cell>
          <table:table-cell table:style-name="ce6" office:value-type="float" office:value="0.114532" calcext:value-type="float">
            <text:p>0.1145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25, b25</text:p>
          </table:table-cell>
          <table:table-cell office:value-type="float" office:value="120463" calcext:value-type="float">
            <text:p>120463</text:p>
          </table:table-cell>
          <table:table-cell table:style-name="ce6" office:value-type="float" office:value="0.120463" calcext:value-type="float">
            <text:p>0.120463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1:19:27.693173315</meta:creation-date>
    <dc:date>2023-09-19T23:32:48.233958254</dc:date>
    <meta:editing-duration>PT28M25S</meta:editing-duration>
    <meta:editing-cycles>2</meta:editing-cycles>
    <meta:generator>LibreOffice/7.3.7.2$Linux_X86_64 LibreOffice_project/30$Build-2</meta:generator>
    <meta:document-statistic meta:table-count="1" meta:cell-count="18" meta:object-count="0"/>
  </office:meta>
</office:document-meta>
</file>